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2.04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1.18cm" fo:min-width="1.152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2.417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0.512cm" fo:min-width="0.389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417cm" fo:min-width="2.04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.02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950e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ff8080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5pt" style:font-size-asian="5pt" style:font-size-complex="5pt"/>
    </style:style>
    <style:style style:name="P7" style:family="paragraph">
      <loext:graphic-properties draw:fill-color="#ff8080"/>
      <style:paragraph-properties fo:text-align="center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d320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aecf0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667cm" svg:x="12.811cm" svg:y="5.445cm">
          <text:p text:style-name="P1"><text:span text:style-name="T1">BudgetData</text:span></text:p>
          <text:p text:style-name="P1"><text:span text:style-name="T1">1. selected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651cm" svg:height="2.286cm" svg:x="1.127cm" svg:y="5.445cm">
          <text:p text:style-name="P1"><text:span text:style-name="T1">Dbs</text:span></text:p>
          <text:p text:style-name="P1"><text:span text:style-name="T1">User, Inst,</text:span></text:p>
          <text:p text:style-name="P1"><text:span text:style-name="T1"><text:s/></text:span><text:span text:style-name="T1">Acc, trans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2" draw:id="id2" draw:layer="layout" svg:width="2.54cm" svg:height="2.667cm" svg:x="12.811cm" svg:y="9.763cm">
          <text:p text:style-name="P1"><text:span text:style-name="T1">MainAppViewController</text:span></text:p>
          <text:p text:style-name="P1"><text:span text:style-name="T1">Selection events:</text:span></text:p>
          <text:p text:style-name="P1"><text:span text:style-name="T1">1. en/disable tab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081cm" svg:y1="8.112cm" svg:x2="14.081cm" svg:y2="9.763cm" draw:start-shape="id1" draw:end-shape="id2" svg:d="M14081 8112v1651" svg:viewBox="0 0 1 1652">
          <text:p text:style-name="P1"><text:span text:style-name="T2">PCE</text:span></text:p>
          <text:p text:style-name="P1"><text:span text:style-name="T2">PropertyChangeEvent</text:span></text:p>
        </draw:connector>
        <draw:custom-shape draw:style-name="gr3" draw:text-style-name="P4" draw:layer="layout" svg:width="2.54cm" svg:height="2.667cm" svg:x="7.096cm" svg:y="1.254cm">
          <text:p text:style-name="P1"><text:span text:style-name="T1">UserViewController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54cm" svg:height="2.667cm" svg:x="7.096cm" svg:y="6.969cm">
          <text:p text:style-name="P1"><text:span text:style-name="T1">Account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2.54cm" svg:height="2.667cm" svg:x="7.096cm" svg:y="1.254cm">
          <text:p text:style-name="P6"><text:span text:style-name="T3">UserViewController</text:span></text:p>
          <text:p text:style-name="P6"><text:span text:style-name="T3">Table Selection events:</text:span></text:p>
          <text:p text:style-name="P6"><text:span text:style-name="T3">1. budgetData.setSelectedUser()</text:span></text:p>
          <text:p text:style-name="P6"><text:span text:style-name="T3">2. addUser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54cm" svg:height="2.667cm" svg:x="7.096cm" svg:y="4.048cm">
          <text:p text:style-name="P1"><text:span text:style-name="T1">Institution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54cm" svg:height="2.667cm" svg:x="7.096cm" svg:y="9.89cm">
          <text:p text:style-name="P1"><text:span text:style-name="T1">Transaction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8.366cm" svg:y1="3.921cm" svg:x2="12.811cm" svg:y2="6.778cm" draw:start-shape="id3" draw:end-shape="id1" draw:end-glue-point="3" svg:d="M8366 3921l4445 2857" svg:viewBox="0 0 4446 2858">
          <text:p text:style-name="P1"><text:span text:style-name="T1">setSelectedUser</text:span></text:p>
        </draw:connector>
        <draw:connector draw:style-name="gr5" draw:text-style-name="P9" draw:layer="layout" draw:type="line" svg:x1="9.636cm" svg:y1="5.381cm" svg:x2="12.811cm" svg:y2="6.778cm" draw:start-shape="id4" draw:start-glue-point="1" draw:end-shape="id1" draw:end-glue-point="3" svg:d="M9636 5381l3175 1397" svg:viewBox="0 0 3176 1398">
          <text:p/>
        </draw:connector>
        <draw:connector draw:style-name="gr5" draw:text-style-name="P9" draw:layer="layout" draw:type="line" svg:x1="9.636cm" svg:y1="8.302cm" svg:x2="12.811cm" svg:y2="6.778cm" draw:start-shape="id5" draw:start-glue-point="1" draw:end-shape="id1" draw:end-glue-point="3" svg:d="M9636 8302l3175-1524" svg:viewBox="0 0 3176 1525">
          <text:p/>
        </draw:connector>
        <draw:connector draw:style-name="gr5" draw:text-style-name="P9" draw:layer="layout" draw:type="line" svg:x1="9.636cm" svg:y1="11.223cm" svg:x2="12.811cm" svg:y2="6.778cm" draw:start-shape="id6" draw:start-glue-point="1" draw:end-shape="id1" draw:end-glue-point="3" svg:d="M9636 11223l3175-4445" svg:viewBox="0 0 3176 4446">
          <text:p/>
        </draw:connector>
        <draw:custom-shape draw:style-name="gr6" draw:text-style-name="P10" xml:id="id8" draw:id="id8" draw:layer="layout" svg:width="0.889cm" svg:height="0.762cm" svg:x="8.747cm" svg:y="3.159cm">
          <text:p text:style-name="P1"><text:span text:style-name="T1">User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54cm" svg:height="2.667cm" svg:x="10.779cm" svg:y="1.254cm">
          <text:p text:style-name="P1"><text:span text:style-name="T1">UserDataView.fxm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7.096cm" svg:y1="2.587cm" svg:x2="5.064cm" svg:y2="2.651cm" draw:start-shape="id3" draw:end-shape="id7" svg:d="M7096 2587l-2032 64" svg:viewBox="0 0 2033 65">
          <text:p text:style-name="P1"><text:span text:style-name="T1">addUser</text:span></text:p>
        </draw:connector>
        <draw:custom-shape draw:style-name="gr6" draw:text-style-name="P10" xml:id="id9" draw:id="id9" draw:layer="layout" svg:width="0.889cm" svg:height="0.762cm" svg:x="10.779cm" svg:y="3.159cm">
          <text:p text:style-name="P1"><text:span text:style-name="T1">TableView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636cm" svg:y1="3.54cm" svg:x2="10.779cm" svg:y2="3.54cm" draw:start-shape="id8" draw:start-glue-point="1" draw:end-shape="id9" svg:d="M9636 3540h1143" svg:viewBox="0 0 1144 1">
          <text:p text:style-name="P1"><text:span text:style-name="T3">Bean </text:span></text:p>
          <text:p text:style-name="P1"><text:span text:style-name="T3">magic</text:span></text:p>
        </draw:connector>
        <draw:custom-shape draw:style-name="gr8" draw:text-style-name="P13" xml:id="id7" draw:id="id7" draw:layer="layout" svg:width="1.778cm" svg:height="1.27cm" svg:x="3.286cm" svg:y="2.016cm">
          <text:p text:style-name="P1"><text:span text:style-name="T1">UserDbAdapt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4.175cm" svg:y1="3.286cm" svg:x2="2.778cm" svg:y2="6.588cm" draw:start-shape="id7" draw:start-glue-point="2" draw:end-shape="id10" draw:end-glue-point="8" svg:d="M4175 3286l-1397 3302" svg:viewBox="0 0 1398 3303">
          <text:p text:style-name="P1"><text:span text:style-name="T1">createUs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6-01-18T17:06:39.744877784</meta:creation-date>
    <meta:generator>LibreOffice/4.4.3.2$Linux_X86_64 LibreOffice_project/40m0$Build-2</meta:generator>
    <dc:date>2016-02-08T19:02:22.679489073</dc:date>
    <dc:creator>brian </dc:creator>
    <meta:editing-duration>P9DT8H26M57S</meta:editing-duration>
    <meta:editing-cycles>5</meta:editing-cycles>
    <meta:document-statistic meta:object-count="20"/>
  </office:meta>
</office:document-meta>
</file>